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41"/>
    <style:style style:name="ce4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1.859cm" svg:height="9.004cm" svg:x="3.73cm" svg:y="10.386cm">
            <draw:object draw:notify-on-update-of-ranges="Hoja1.A3:Hoja1.A22 Hoja1.B2:Hoja1.B2 Hoja1.B3:Hoja1.B22 Hoja1.C2:Hoja1.C2 Hoja1.C3:Hoja1.C22 Hoja1.D2:Hoja1.D2 Hoja1.D3:Hoja1.D22 Hoja1.E2:Hoja1.E2 Hoja1.E3:Hoja1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Host:</text:p>
          </table:table-cell>
          <table:table-cell table:style-name="ce1" office:value-type="string" calcext:value-type="string" table:number-columns-spanned="6" table:number-rows-spanned="1">
            <text:p>n fijo</text:p>
          </table:table-cell>
          <table:covered-table-cell table:number-columns-repeated="5"/>
          <table:table-cell table:number-columns-repeated="2"/>
          <table:table-cell table:style-name="ce3"/>
          <table:table-cell table:style-name="Default"/>
        </table:table-row>
        <table:table-row table:style-name="ro1">
          <table:table-cell office:value-type="string" calcext:value-type="string">
            <text:p>alfa</text:p>
          </table:table-cell>
          <table:table-cell office:value-type="string" calcext:value-type="string">
            <text:p>Cantidad de paquetes = 16</text:p>
          </table:table-cell>
          <table:table-cell office:value-type="string" calcext:value-type="string">
            <text:p>Cantidad de paquetes = 32</text:p>
          </table:table-cell>
          <table:table-cell office:value-type="string" calcext:value-type="string">
            <text:p>Cantidad de paquetes = 48</text:p>
          </table:table-cell>
          <table:table-cell office:value-type="string" calcext:value-type="string">
            <text:p>Cantidad de paquetes = 64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0.04192352" calcext:value-type="float">
            <text:p>1040,04192352</text:p>
          </table:table-cell>
          <table:table-cell office:value-type="float" office:value="1043.98107529" calcext:value-type="float">
            <text:p>1043,98107529</text:p>
          </table:table-cell>
          <table:table-cell office:value-type="float" office:value="1035.96305847" calcext:value-type="float">
            <text:p>1035,96305847</text:p>
          </table:table-cell>
          <table:table-cell office:value-type="float" office:value="1044.01111603" calcext:value-type="float">
            <text:p>1044,01111603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114.35001123" calcext:value-type="float">
            <text:p>1114,35001123</text:p>
          </table:table-cell>
          <table:table-cell office:value-type="float" office:value="1043.97028339" calcext:value-type="float">
            <text:p>1043,97028339</text:p>
          </table:table-cell>
          <table:table-cell office:value-type="float" office:value="1038.06425463" calcext:value-type="float">
            <text:p>1038,06425463</text:p>
          </table:table-cell>
          <table:table-cell office:value-type="float" office:value="1047.97807409" calcext:value-type="float">
            <text:p>1047,97807409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180.87310789" calcext:value-type="float">
            <text:p>1180,87310789</text:p>
          </table:table-cell>
          <table:table-cell office:value-type="float" office:value="1043.94612218" calcext:value-type="float">
            <text:p>1043,94612218</text:p>
          </table:table-cell>
          <table:table-cell office:value-type="float" office:value="1039.9652325" calcext:value-type="float">
            <text:p>1039,9652325</text:p>
          </table:table-cell>
          <table:table-cell office:value-type="float" office:value="1051.48330141" calcext:value-type="float">
            <text:p>1051,48330141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239.60814644" calcext:value-type="float">
            <text:p>1239,60814644</text:p>
          </table:table-cell>
          <table:table-cell office:value-type="float" office:value="1043.91437502" calcext:value-type="float">
            <text:p>1043,91437502</text:p>
          </table:table-cell>
          <table:table-cell office:value-type="float" office:value="1041.66470429" calcext:value-type="float">
            <text:p>1041,66470429</text:p>
          </table:table-cell>
          <table:table-cell office:value-type="float" office:value="1054.5280548" calcext:value-type="float">
            <text:p>1054,5280548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290.55346122" calcext:value-type="float">
            <text:p>1290,55346122</text:p>
          </table:table-cell>
          <table:table-cell office:value-type="float" office:value="1043.88057135" calcext:value-type="float">
            <text:p>1043,88057135</text:p>
          </table:table-cell>
          <table:table-cell office:value-type="float" office:value="1043.16029604" calcext:value-type="float">
            <text:p>1043,16029604</text:p>
          </table:table-cell>
          <table:table-cell office:value-type="float" office:value="1057.11687546" calcext:value-type="float">
            <text:p>1057,11687546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333.70819753" calcext:value-type="float">
            <text:p>1333,70819753</text:p>
          </table:table-cell>
          <table:table-cell office:value-type="float" office:value="1043.84970644" calcext:value-type="float">
            <text:p>1043,84970644</text:p>
          </table:table-cell>
          <table:table-cell office:value-type="float" office:value="1044.44840913" calcext:value-type="float">
            <text:p>1044,44840913</text:p>
          </table:table-cell>
          <table:table-cell office:value-type="float" office:value="1059.25801691" calcext:value-type="float">
            <text:p>1059,25801691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369.07169592" calcext:value-type="float">
            <text:p>1369,07169592</text:p>
          </table:table-cell>
          <table:table-cell office:value-type="float" office:value="1043.8259049" calcext:value-type="float">
            <text:p>1043,8259049</text:p>
          </table:table-cell>
          <table:table-cell office:value-type="float" office:value="1045.52426757" calcext:value-type="float">
            <text:p>1045,52426757</text:p>
          </table:table-cell>
          <table:table-cell office:value-type="float" office:value="1060.96390491" calcext:value-type="float">
            <text:p>1060,96390491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396.64289358" calcext:value-type="float">
            <text:p>1396,64289358</text:p>
          </table:table-cell>
          <table:table-cell office:value-type="float" office:value="1043.81206561" calcext:value-type="float">
            <text:p>1043,81206561</text:p>
          </table:table-cell>
          <table:table-cell office:value-type="float" office:value="1046.38239842" calcext:value-type="float">
            <text:p>1046,38239842</text:p>
          </table:table-cell>
          <table:table-cell office:value-type="float" office:value="1062.25155109" calcext:value-type="float">
            <text:p>1062,25155109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416.41977033" calcext:value-type="float">
            <text:p>1416,41977033</text:p>
          </table:table-cell>
          <table:table-cell office:value-type="float" office:value="1043.80956111" calcext:value-type="float">
            <text:p>1043,80956111</text:p>
          </table:table-cell>
          <table:table-cell office:value-type="float" office:value="1047.01811249" calcext:value-type="float">
            <text:p>1047,01811249</text:p>
          </table:table-cell>
          <table:table-cell office:value-type="float" office:value="1063.142765" calcext:value-type="float">
            <text:p>1063,142765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1428.39860995" calcext:value-type="float">
            <text:p>1428,39860995</text:p>
          </table:table-cell>
          <table:table-cell office:value-type="float" office:value="1043.81827391" calcext:value-type="float">
            <text:p>1043,81827391</text:p>
          </table:table-cell>
          <table:table-cell office:value-type="float" office:value="1047.43115218" calcext:value-type="float">
            <text:p>1047,43115218</text:p>
          </table:table-cell>
          <table:table-cell office:value-type="float" office:value="1063.66396292" calcext:value-type="float">
            <text:p>1063,66396292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432.57149004" calcext:value-type="float">
            <text:p>1432,57149004</text:p>
          </table:table-cell>
          <table:table-cell office:value-type="float" office:value="1043.83803686" calcext:value-type="float">
            <text:p>1043,83803686</text:p>
          </table:table-cell>
          <table:table-cell office:value-type="float" office:value="1047.63362672" calcext:value-type="float">
            <text:p>1047,63362672</text:p>
          </table:table-cell>
          <table:table-cell office:value-type="float" office:value="1063.8453613" calcext:value-type="float">
            <text:p>1063,8453613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1428.91528263" calcext:value-type="float">
            <text:p>1428,91528263</text:p>
          </table:table-cell>
          <table:table-cell office:value-type="float" office:value="1043.87475612" calcext:value-type="float">
            <text:p>1043,87475612</text:p>
          </table:table-cell>
          <table:table-cell office:value-type="float" office:value="1047.66551055" calcext:value-type="float">
            <text:p>1047,66551055</text:p>
          </table:table-cell>
          <table:table-cell office:value-type="float" office:value="1063.71936523" calcext:value-type="float">
            <text:p>1063,71936523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417.34958832" calcext:value-type="float">
            <text:p>1417,34958832</text:p>
          </table:table-cell>
          <table:table-cell office:value-type="float" office:value="1043.95937695" calcext:value-type="float">
            <text:p>1043,95937695</text:p>
          </table:table-cell>
          <table:table-cell office:value-type="float" office:value="1047.62158852" calcext:value-type="float">
            <text:p>1047,62158852</text:p>
          </table:table-cell>
          <table:table-cell office:value-type="float" office:value="1063.31800402" calcext:value-type="float">
            <text:p>1063,31800402</text:p>
          </table:table-cell>
          <table:table-cell table:style-name="ce2"/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1397.59851341" calcext:value-type="float">
            <text:p>1397,59851341</text:p>
          </table:table-cell>
          <table:table-cell office:value-type="float" office:value="1044.19572283" calcext:value-type="float">
            <text:p>1044,19572283</text:p>
          </table:table-cell>
          <table:table-cell office:value-type="float" office:value="1047.6918656" calcext:value-type="float">
            <text:p>1047,6918656</text:p>
          </table:table-cell>
          <table:table-cell office:value-type="float" office:value="1062.66940258" calcext:value-type="float">
            <text:p>1062,66940258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368.78900313" calcext:value-type="float">
            <text:p>1368,78900313</text:p>
          </table:table-cell>
          <table:table-cell office:value-type="float" office:value="1044.85719286" calcext:value-type="float">
            <text:p>1044,85719286</text:p>
          </table:table-cell>
          <table:table-cell office:value-type="float" office:value="1048.20966899" calcext:value-type="float">
            <text:p>1048,20966899</text:p>
          </table:table-cell>
          <table:table-cell office:value-type="float" office:value="1061.7943746" calcext:value-type="float">
            <text:p>1061,7943746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1328.39316236" calcext:value-type="float">
            <text:p>1328,39316236</text:p>
          </table:table-cell>
          <table:table-cell office:value-type="float" office:value="1046.50931408" calcext:value-type="float">
            <text:p>1046,50931408</text:p>
          </table:table-cell>
          <table:table-cell office:value-type="float" office:value="1049.68512007" calcext:value-type="float">
            <text:p>1049,68512007</text:p>
          </table:table-cell>
          <table:table-cell office:value-type="float" office:value="1060.71084742" calcext:value-type="float">
            <text:p>1060,71084742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269.65934019" calcext:value-type="float">
            <text:p>1269,65934019</text:p>
          </table:table-cell>
          <table:table-cell office:value-type="float" office:value="1049.82155945" calcext:value-type="float">
            <text:p>1049,82155945</text:p>
          </table:table-cell>
          <table:table-cell office:value-type="float" office:value="1052.77745627" calcext:value-type="float">
            <text:p>1052,77745627</text:p>
          </table:table-cell>
          <table:table-cell office:value-type="float" office:value="1059.48237921" calcext:value-type="float">
            <text:p>1059,48237921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1175.78113296" calcext:value-type="float">
            <text:p>1175,78113296</text:p>
          </table:table-cell>
          <table:table-cell office:value-type="float" office:value="1053.01359642" calcext:value-type="float">
            <text:p>1053,01359642</text:p>
          </table:table-cell>
          <table:table-cell office:value-type="float" office:value="1057.96675032" calcext:value-type="float">
            <text:p>1057,96675032</text:p>
          </table:table-cell>
          <table:table-cell office:value-type="float" office:value="1058.42500023" calcext:value-type="float">
            <text:p>1058,42500023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007.40440077" calcext:value-type="float">
            <text:p>1007,40440077</text:p>
          </table:table-cell>
          <table:table-cell office:value-type="float" office:value="1036.24366408" calcext:value-type="float">
            <text:p>1036,24366408</text:p>
          </table:table-cell>
          <table:table-cell office:value-type="float" office:value="1061.05760952" calcext:value-type="float">
            <text:p>1061,05760952</text:p>
          </table:table-cell>
          <table:table-cell office:value-type="float" office:value="1057.96114728" calcext:value-type="float">
            <text:p>1057,96114728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677.163944616" calcext:value-type="float">
            <text:p>677,163944616</text:p>
          </table:table-cell>
          <table:table-cell office:value-type="float" office:value="881.646125225" calcext:value-type="float">
            <text:p>881,646125225</text:p>
          </table:table-cell>
          <table:table-cell office:value-type="float" office:value="991.501994347" calcext:value-type="float">
            <text:p>991,501994347</text:p>
          </table:table-cell>
          <table:table-cell office:value-type="float" office:value="1027.69729088" calcext:value-type="float">
            <text:p>1027,69729088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table:number-columns-repeated="8"/>
          <table:table-cell table:style-name="ce2"/>
          <table:table-cell table:style-name="ce3" table:number-columns-repeated="2"/>
        </table:table-row>
        <table:table-row table:style-name="ro1">
          <table:table-cell table:number-columns-repeated="9"/>
          <table:table-cell table:style-name="ce3" table:number-columns-repeated="2"/>
        </table:table-row>
        <table:table-row table:style-name="ro1">
          <table:table-cell table:number-columns-repeated="9"/>
          <table:table-cell table:style-name="ce3"/>
          <table:table-cell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54">
          <table:table-cell table:number-columns-repeated="11"/>
        </table:table-row>
        <table:table-row table:style-name="ro1">
          <table:table-cell table:number-columns-repeated="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19:08:58.3549823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6:04:34.972061467</meta:creation-date>
    <dc:date>2015-07-01T19:24:42.984894878</dc:date>
    <meta:editing-duration>PT47M22S</meta:editing-duration>
    <meta:editing-cycles>11</meta:editing-cycles>
    <meta:generator>LibreOffice/4.2.8.2$Linux_X86_64 LibreOffice_project/420m0$Build-2</meta:generator>
    <meta:document-statistic meta:table-count="1" meta:cell-count="1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63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5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6cm" svg:height="9.005cm" xlink:href=".." xlink:type="simple" chart:class="chart:line" chart:style-name="ch1">
        <chart:title svg:x="8.915cm" svg:y="0.316cm" chart:style-name="ch2">
          <text:p>Estimación del RTT</text:p>
        </chart:title>
        <chart:subtitle svg:x="8.69cm" svg:y="1.301cm" chart:style-name="ch3">
          <text:p>Cantidad de paquetes fija</text:p>
        </chart:subtitle>
        <chart:legend chart:legend-position="end" svg:x="16.388cm" svg:y="3.456cm" style:legend-expansion="high" chart:style-name="ch4"/>
        <chart:plot-area chart:style-name="ch5" table:cell-range-address="Hoja1.A2:Hoja1.E22" chart:data-source-has-labels="both" svg:x="1.448cm" svg:y="2.19cm" svg:width="14.503cm" svg:height="5.654cm">
          <chartooo:coordinate-region svg:x="2.44cm" svg:y="2.39cm" svg:width="13.334cm" svg:height="4.434cm"/>
          <chart:axis chart:dimension="x" chart:name="primary-x" chart:style-name="ch6" chartooo:axis-type="text">
            <chart:title svg:x="8.364cm" svg:y="8.024cm" chart:style-name="ch7">
              <text:p>Alfa</text:p>
            </chart:title>
            <chart:categories table:cell-range-address="Hoja1.A3:Hoja1.A22"/>
          </chart:axis>
          <chart:axis chart:dimension="y" chart:name="primary-y" chart:style-name="ch8">
            <chart:title svg:x="0.451cm" svg:y="6.08cm" chart:style-name="ch9">
              <text:p>EstimatedRTT</text:p>
            </chart:title>
            <chart:grid chart:style-name="ch10" chart:class="major"/>
          </chart:axis>
          <chart:series chart:style-name="ch11" chart:values-cell-range-address="Hoja1.B3:Hoja1.B22" chart:label-cell-address="Hoja1.B2:Hoja1.B2" chart:class="chart:line">
            <chart:data-point chart:repeated="20"/>
          </chart:series>
          <chart:series chart:style-name="ch12" chart:values-cell-range-address="Hoja1.C3:Hoja1.C22" chart:label-cell-address="Hoja1.C2:Hoja1.C2" chart:class="chart:line">
            <chart:data-point chart:repeated="20"/>
          </chart:series>
          <chart:series chart:style-name="ch13" chart:values-cell-range-address="Hoja1.D3:Hoja1.D22" chart:label-cell-address="Hoja1.D2:Hoja1.D2" chart:class="chart:line">
            <chart:data-point chart:repeated="20"/>
          </chart:series>
          <chart:series chart:style-name="ch14" chart:values-cell-range-address="Hoja1.E3:Hoja1.E22" chart:label-cell-address="Hoja1.E2:Hoja1.E2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tidad de paquetes = 16</text:p>
                <draw:g>
                  <svg:desc>Hoja1.B2:Hoja1.B2</svg:desc>
                </draw:g>
              </table:table-cell>
              <table:table-cell office:value-type="string">
                <text:p>Cantidad de paquetes = 32</text:p>
                <draw:g>
                  <svg:desc>Hoja1.C2:Hoja1.C2</svg:desc>
                </draw:g>
              </table:table-cell>
              <table:table-cell office:value-type="string">
                <text:p>Cantidad de paquetes = 48</text:p>
                <draw:g>
                  <svg:desc>Hoja1.D2:Hoja1.D2</svg:desc>
                </draw:g>
              </table:table-cell>
              <table:table-cell office:value-type="string">
                <text:p>Cantidad de paquetes = 64</text:p>
                <draw:g>
                  <svg:desc>Hoja1.E2:Hoja1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3:Hoja1.A22</svg:desc>
                </draw:g>
              </table:table-cell>
              <table:table-cell office:value-type="float" office:value="1040.04192352">
                <text:p>1040.04192352</text:p>
                <draw:g>
                  <svg:desc>Hoja1.B3:Hoja1.B22</svg:desc>
                </draw:g>
              </table:table-cell>
              <table:table-cell office:value-type="float" office:value="1043.98107529">
                <text:p>1043.98107529</text:p>
                <draw:g>
                  <svg:desc>Hoja1.C3:Hoja1.C22</svg:desc>
                </draw:g>
              </table:table-cell>
              <table:table-cell office:value-type="float" office:value="1035.96305847">
                <text:p>1035.96305847</text:p>
                <draw:g>
                  <svg:desc>Hoja1.D3:Hoja1.D22</svg:desc>
                </draw:g>
              </table:table-cell>
              <table:table-cell office:value-type="float" office:value="1044.01111603">
                <text:p>1044.01111603</text:p>
                <draw:g>
                  <svg:desc>Hoja1.E3:Hoja1.E22</svg:desc>
                </draw:g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1114.35001123">
                <text:p>1114.35001123</text:p>
              </table:table-cell>
              <table:table-cell office:value-type="float" office:value="1043.97028339">
                <text:p>1043.97028339</text:p>
              </table:table-cell>
              <table:table-cell office:value-type="float" office:value="1038.06425463">
                <text:p>1038.06425463</text:p>
              </table:table-cell>
              <table:table-cell office:value-type="float" office:value="1047.97807409">
                <text:p>1047.97807409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180.87310789">
                <text:p>1180.87310789</text:p>
              </table:table-cell>
              <table:table-cell office:value-type="float" office:value="1043.94612218">
                <text:p>1043.94612218</text:p>
              </table:table-cell>
              <table:table-cell office:value-type="float" office:value="1039.9652325">
                <text:p>1039.9652325</text:p>
              </table:table-cell>
              <table:table-cell office:value-type="float" office:value="1051.48330141">
                <text:p>1051.48330141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1239.60814644">
                <text:p>1239.60814644</text:p>
              </table:table-cell>
              <table:table-cell office:value-type="float" office:value="1043.91437502">
                <text:p>1043.91437502</text:p>
              </table:table-cell>
              <table:table-cell office:value-type="float" office:value="1041.66470429">
                <text:p>1041.66470429</text:p>
              </table:table-cell>
              <table:table-cell office:value-type="float" office:value="1054.5280548">
                <text:p>1054.528054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290.55346122">
                <text:p>1290.55346122</text:p>
              </table:table-cell>
              <table:table-cell office:value-type="float" office:value="1043.88057135">
                <text:p>1043.88057135</text:p>
              </table:table-cell>
              <table:table-cell office:value-type="float" office:value="1043.16029604">
                <text:p>1043.16029604</text:p>
              </table:table-cell>
              <table:table-cell office:value-type="float" office:value="1057.11687546">
                <text:p>1057.1168754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1333.70819753">
                <text:p>1333.70819753</text:p>
              </table:table-cell>
              <table:table-cell office:value-type="float" office:value="1043.84970644">
                <text:p>1043.84970644</text:p>
              </table:table-cell>
              <table:table-cell office:value-type="float" office:value="1044.44840913">
                <text:p>1044.44840913</text:p>
              </table:table-cell>
              <table:table-cell office:value-type="float" office:value="1059.25801691">
                <text:p>1059.2580169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369.07169592">
                <text:p>1369.07169592</text:p>
              </table:table-cell>
              <table:table-cell office:value-type="float" office:value="1043.8259049">
                <text:p>1043.8259049</text:p>
              </table:table-cell>
              <table:table-cell office:value-type="float" office:value="1045.52426757">
                <text:p>1045.52426757</text:p>
              </table:table-cell>
              <table:table-cell office:value-type="float" office:value="1060.96390491">
                <text:p>1060.96390491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1396.64289358">
                <text:p>1396.64289358</text:p>
              </table:table-cell>
              <table:table-cell office:value-type="float" office:value="1043.81206561">
                <text:p>1043.81206561</text:p>
              </table:table-cell>
              <table:table-cell office:value-type="float" office:value="1046.38239842">
                <text:p>1046.38239842</text:p>
              </table:table-cell>
              <table:table-cell office:value-type="float" office:value="1062.25155109">
                <text:p>1062.2515510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416.41977033">
                <text:p>1416.41977033</text:p>
              </table:table-cell>
              <table:table-cell office:value-type="float" office:value="1043.80956111">
                <text:p>1043.80956111</text:p>
              </table:table-cell>
              <table:table-cell office:value-type="float" office:value="1047.01811249">
                <text:p>1047.01811249</text:p>
              </table:table-cell>
              <table:table-cell office:value-type="float" office:value="1063.142765">
                <text:p>1063.142765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1428.39860995">
                <text:p>1428.39860995</text:p>
              </table:table-cell>
              <table:table-cell office:value-type="float" office:value="1043.81827391">
                <text:p>1043.81827391</text:p>
              </table:table-cell>
              <table:table-cell office:value-type="float" office:value="1047.43115218">
                <text:p>1047.43115218</text:p>
              </table:table-cell>
              <table:table-cell office:value-type="float" office:value="1063.66396292">
                <text:p>1063.6639629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432.57149004">
                <text:p>1432.57149004</text:p>
              </table:table-cell>
              <table:table-cell office:value-type="float" office:value="1043.83803686">
                <text:p>1043.83803686</text:p>
              </table:table-cell>
              <table:table-cell office:value-type="float" office:value="1047.63362672">
                <text:p>1047.63362672</text:p>
              </table:table-cell>
              <table:table-cell office:value-type="float" office:value="1063.8453613">
                <text:p>1063.8453613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1428.91528263">
                <text:p>1428.91528263</text:p>
              </table:table-cell>
              <table:table-cell office:value-type="float" office:value="1043.87475612">
                <text:p>1043.87475612</text:p>
              </table:table-cell>
              <table:table-cell office:value-type="float" office:value="1047.66551055">
                <text:p>1047.66551055</text:p>
              </table:table-cell>
              <table:table-cell office:value-type="float" office:value="1063.71936523">
                <text:p>1063.7193652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417.34958832">
                <text:p>1417.34958832</text:p>
              </table:table-cell>
              <table:table-cell office:value-type="float" office:value="1043.95937695">
                <text:p>1043.95937695</text:p>
              </table:table-cell>
              <table:table-cell office:value-type="float" office:value="1047.62158852">
                <text:p>1047.62158852</text:p>
              </table:table-cell>
              <table:table-cell office:value-type="float" office:value="1063.31800402">
                <text:p>1063.31800402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1397.59851341">
                <text:p>1397.59851341</text:p>
              </table:table-cell>
              <table:table-cell office:value-type="float" office:value="1044.19572283">
                <text:p>1044.19572283</text:p>
              </table:table-cell>
              <table:table-cell office:value-type="float" office:value="1047.6918656">
                <text:p>1047.6918656</text:p>
              </table:table-cell>
              <table:table-cell office:value-type="float" office:value="1062.66940258">
                <text:p>1062.6694025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368.78900313">
                <text:p>1368.78900313</text:p>
              </table:table-cell>
              <table:table-cell office:value-type="float" office:value="1044.85719286">
                <text:p>1044.85719286</text:p>
              </table:table-cell>
              <table:table-cell office:value-type="float" office:value="1048.20966899">
                <text:p>1048.20966899</text:p>
              </table:table-cell>
              <table:table-cell office:value-type="float" office:value="1061.7943746">
                <text:p>1061.7943746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1328.39316236">
                <text:p>1328.39316236</text:p>
              </table:table-cell>
              <table:table-cell office:value-type="float" office:value="1046.50931408">
                <text:p>1046.50931408</text:p>
              </table:table-cell>
              <table:table-cell office:value-type="float" office:value="1049.68512007">
                <text:p>1049.68512007</text:p>
              </table:table-cell>
              <table:table-cell office:value-type="float" office:value="1060.71084742">
                <text:p>1060.7108474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269.65934019">
                <text:p>1269.65934019</text:p>
              </table:table-cell>
              <table:table-cell office:value-type="float" office:value="1049.82155945">
                <text:p>1049.82155945</text:p>
              </table:table-cell>
              <table:table-cell office:value-type="float" office:value="1052.77745627">
                <text:p>1052.77745627</text:p>
              </table:table-cell>
              <table:table-cell office:value-type="float" office:value="1059.48237921">
                <text:p>1059.48237921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1175.78113296">
                <text:p>1175.78113296</text:p>
              </table:table-cell>
              <table:table-cell office:value-type="float" office:value="1053.01359642">
                <text:p>1053.01359642</text:p>
              </table:table-cell>
              <table:table-cell office:value-type="float" office:value="1057.96675032">
                <text:p>1057.96675032</text:p>
              </table:table-cell>
              <table:table-cell office:value-type="float" office:value="1058.42500023">
                <text:p>1058.4250002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007.40440077">
                <text:p>1007.40440077</text:p>
              </table:table-cell>
              <table:table-cell office:value-type="float" office:value="1036.24366408">
                <text:p>1036.24366408</text:p>
              </table:table-cell>
              <table:table-cell office:value-type="float" office:value="1061.05760952">
                <text:p>1061.05760952</text:p>
              </table:table-cell>
              <table:table-cell office:value-type="float" office:value="1057.96114728">
                <text:p>1057.96114728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677.163944616">
                <text:p>677.163944616</text:p>
              </table:table-cell>
              <table:table-cell office:value-type="float" office:value="881.646125225">
                <text:p>881.646125225</text:p>
              </table:table-cell>
              <table:table-cell office:value-type="float" office:value="991.501994347">
                <text:p>991.501994347</text:p>
              </table:table-cell>
              <table:table-cell office:value-type="float" office:value="1027.69729088">
                <text:p>1027.697290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